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Roman 10" svg:font-family="'LM Roman 10'" style:font-pitch="variable"/>
    <style:font-face style:name="LM Roman 7" svg:font-family="'LM Roman 7'" style:font-pitch="variable"/>
    <style:font-face style:name="LM Roman Slanted 12" svg:font-family="'LM Roman Slanted 12'" style:font-pitch="variable"/>
    <style:font-face style:name="LM Roman Slanted 17" svg:font-family="'LM Roman Slanted 17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a6a6" draw:fill-color="#f7d1d5" draw:textarea-horizontal-align="justify" draw:textarea-vertical-align="middle" draw:auto-grow-height="false" fo:min-height="7.192cm" fo:min-width="7.808cm"/>
    </style:style>
    <style:style style:name="gr2" style:family="graphic" style:parent-style-name="standard">
      <style:graphic-properties svg:stroke-color="#5983b0" svg:stroke-opacity="100%" draw:fill-color="#729fcf" draw:opacity="50%" draw:textarea-horizontal-align="justify" draw:textarea-vertical-align="middle" draw:auto-grow-height="false" fo:min-height="7.228cm" fo:min-width="7.853cm"/>
    </style:style>
    <style:style style:name="gr3" style:family="graphic" style:parent-style-name="standard">
      <style:graphic-properties svg:stroke-color="#ffa6a6" draw:fill-color="#4e102d" draw:opacity="9%" draw:textarea-horizontal-align="justify" draw:textarea-vertical-align="middle" draw:auto-grow-height="false" fo:min-height="7.205cm" fo:min-width="7.824cm"/>
    </style:style>
    <style:style style:name="gr4" style:family="graphic" style:parent-style-name="standard">
      <style:graphic-properties draw:stroke="none" svg:stroke-color="#000000" draw:fill="none" draw:fill-color="#ffffff" fo:min-height="2.134cm"/>
    </style:style>
    <style:style style:name="gr5" style:family="graphic" style:parent-style-name="standard">
      <style:graphic-properties draw:stroke="none" svg:stroke-color="#000000" draw:fill="none" draw:fill-color="#ffffff" fo:min-height="1.945cm"/>
    </style:style>
    <style:style style:name="gr6" style:family="graphic" style:parent-style-name="standard">
      <style:graphic-properties draw:stroke="none" svg:stroke-color="#000000" draw:fill="none" draw:fill-color="#ffffff" fo:min-height="2.163cm"/>
    </style:style>
    <style:style style:name="gr7" style:family="graphic" style:parent-style-name="standard">
      <style:graphic-properties draw:stroke="none" svg:stroke-color="#000000" draw:fill="none" draw:fill-color="#ffffff" fo:min-height="2.707cm"/>
    </style:style>
    <style:style style:name="gr8" style:family="graphic" style:parent-style-name="standard">
      <style:graphic-properties svg:stroke-opacity="60%" draw:opacity="50%" draw:textarea-vertical-align="middle" draw:auto-grow-height="false" fo:min-height="5.974cm" fo:min-width="4.835cm"/>
    </style:style>
    <style:style style:name="gr9" style:family="graphic" style:parent-style-name="standard">
      <style:graphic-properties svg:stroke-color="#ffa6a6" svg:stroke-opacity="100%" draw:fill-color="#ffd7d7" draw:opacity="100%" draw:textarea-vertical-align="middle" draw:auto-grow-height="false" fo:min-height="5.973cm" fo:min-width="4.834cm"/>
    </style:style>
    <style:style style:name="gr10" style:family="graphic" style:parent-style-name="standard">
      <style:graphic-properties svg:stroke-color="#f7d1d5" draw:fill-color="#ffd7d7" draw:textarea-horizontal-align="justify" draw:textarea-vertical-align="middle" draw:auto-grow-height="false" fo:min-height="4.023cm" fo:min-width="5.977cm"/>
    </style:style>
    <style:style style:name="gr11" style:family="graphic" style:parent-style-name="standard">
      <style:graphic-properties svg:stroke-opacity="0%" draw:opacity="40%" draw:textarea-horizontal-align="justify" draw:textarea-vertical-align="middle" draw:auto-grow-height="false" fo:min-height="4.023cm" fo:min-width="5.977cm"/>
    </style:style>
    <style:style style:name="gr12" style:family="graphic" style:parent-style-name="standard">
      <style:graphic-properties draw:stroke="none" svg:stroke-color="#000000" draw:fill="none" draw:fill-color="#ffffff" fo:min-height="1.787cm"/>
    </style:style>
    <style:style style:name="gr13" style:family="graphic" style:parent-style-name="standard">
      <style:graphic-properties draw:stroke="none" svg:stroke-color="#000000" draw:fill="none" draw:fill-color="#ffffff" fo:min-height="1.02cm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loext:graphic-properties draw:fill-color="#729fcf" draw:opacity="50%"/>
      <style:paragraph-properties fo:text-align="center"/>
    </style:style>
    <style:style style:name="P3" style:family="paragraph">
      <loext:graphic-properties draw:fill-color="#4e102d" draw:opacity="9%"/>
      <style:paragraph-properties fo:text-align="center"/>
    </style:style>
    <style:style style:name="P4" style:family="paragraph">
      <style:paragraph-properties fo:text-align="center"/>
      <style:text-properties style:font-name="LM Roman 10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center"/>
      <style:text-properties style:font-name="LM Roman 10" fo:font-weight="normal" style:font-weight-asian="normal" style:font-weight-complex="normal"/>
    </style:style>
    <style:style style:name="P6" style:family="paragraph">
      <loext:graphic-properties draw:opacity="50%"/>
      <style:paragraph-properties fo:text-align="center"/>
    </style:style>
    <style:style style:name="P7" style:family="paragraph">
      <loext:graphic-properties draw:fill-color="#ffd7d7" draw:opacity="100%"/>
      <style:paragraph-properties fo:text-align="center"/>
    </style:style>
    <style:style style:name="P8" style:family="paragraph">
      <loext:graphic-properties draw:fill-color="#ffd7d7"/>
      <style:paragraph-properties fo:text-align="center"/>
    </style:style>
    <style:style style:name="P9" style:family="paragraph">
      <loext:graphic-properties draw:opacity="40%"/>
      <style:paragraph-properties fo:text-align="center"/>
    </style:style>
    <style:style style:name="T1" style:family="text">
      <style:text-properties style:font-name="LM Roman 10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748cm" svg:height="10.522cm" svg:x="1.276cm" svg:y="2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draw:layer="layout" svg:width="11.811cm" svg:height="10.574cm" svg:x="8.579cm" svg:y="2.26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draw:layer="layout" svg:width="11.77cm" svg:height="10.541cm" svg:x="1.254cm" svg:y="2.29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4" draw:text-style-name="P5" draw:layer="layout" svg:width="4.572cm" svg:height="2.384cm" svg:x="13.827cm" svg:y="4.585cm">
          <draw:text-box>
            <text:p text:style-name="P4"><text:span text:style-name="T1">Newtonian Fluids</text:span></text:p>
          </draw:text-box>
        </draw:frame>
        <draw:frame draw:style-name="gr5" draw:text-style-name="P5" draw:layer="layout" svg:width="5.842cm" svg:height="2.195cm" svg:x="13.319cm" svg:y="9.128cm">
          <draw:text-box>
            <text:p text:style-name="P4"><text:span text:style-name="T1">Non-Newtonian Fluids</text:span></text:p>
          </draw:text-box>
        </draw:frame>
        <draw:frame draw:style-name="gr6" draw:text-style-name="P5" draw:layer="layout" svg:width="4.572cm" svg:height="2.413cm" svg:x="8.366cm" svg:y="6.461cm">
          <draw:text-box>
            <text:p text:style-name="P4"><text:span text:style-name="T1">Granular</text:span></text:p>
            <text:p text:style-name="P4"><text:span text:style-name="T1">Material</text:span></text:p>
          </draw:text-box>
        </draw:frame>
        <draw:frame draw:style-name="gr7" draw:text-style-name="P5" draw:layer="layout" svg:width="7.239cm" svg:height="2.957cm" svg:x="1.762cm" svg:y="4.556cm">
          <draw:text-box>
            <text:p text:style-name="P4"><text:span text:style-name="T1">Rigid Multi-body </text:span><text:span text:style-name="T1">Systems</text:span></text:p>
          </draw:text-box>
        </draw:frame>
        <draw:frame draw:style-name="gr7" draw:text-style-name="P5" draw:layer="layout" svg:width="7.366cm" svg:height="2.957cm" svg:x="1.762cm" svg:y="9.128cm">
          <draw:text-box>
            <text:p text:style-name="P4"><text:span text:style-name="T1">Flexible Multi-</text:span><text:span text:style-name="T1">body Systems</text:span></text:p>
          </draw:text-box>
        </draw:frame>
        <draw:custom-shape draw:style-name="gr8" draw:text-style-name="P6" draw:layer="layout" svg:width="5.334cm" svg:height="6.223cm" svg:x="14.751cm" svg:y="9.661cm">
          <text:p/>
          <draw:enhanced-geometry svg:viewBox="0 0 21600 21600" draw:text-areas="0 0 21600 21600" draw:mirror-horizontal="false" draw:mirror-vertical="false" draw:type="circular-arrow" draw:modifiers="-44.1172282650411 67.0848540787581 7867.14217837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9" draw:text-style-name="P7" draw:layer="layout" svg:width="5.334cm" svg:height="6.223cm" draw:transform="rotate (-3.14159265358979) translate (6.928cm 15.883cm)">
          <text:p/>
          <draw:enhanced-geometry svg:viewBox="0 0 21600 21600" draw:text-areas="0 0 21600 21600" draw:mirror-vertical="true" draw:mirror-horizontal="false" draw:type="circular-arrow" draw:modifiers="-44.3791430148107 67.0848540787581 7867.142178378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0" draw:text-style-name="P8" draw:layer="layout" svg:width="6.477cm" svg:height="4.273cm" svg:x="4.388cm" svg:y="1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6.477cm" svg:height="4.273cm" svg:x="10.865cm" svg:y="14.9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5" draw:layer="layout" svg:width="6.096cm" svg:height="2.055cm" svg:x="7.69cm" svg:y="16.011cm">
          <draw:text-box>
            <text:p text:style-name="P4"><text:span text:style-name="T1">Fluid-Solid Interaction</text:span></text:p>
          </draw:text-box>
        </draw:frame>
        <draw:frame draw:style-name="gr13" draw:text-style-name="P5" draw:layer="layout" svg:width="7.493cm" svg:height="1.27cm" svg:x="3.118cm" svg:y="1.025cm">
          <draw:text-box>
            <text:p text:style-name="P4"><text:span text:style-name="T1">Discrete Systems</text:span></text:p>
          </draw:text-box>
        </draw:frame>
        <draw:frame draw:style-name="gr13" draw:text-style-name="P5" draw:layer="layout" svg:width="7.493cm" svg:height="1.27cm" svg:x="10.611cm" svg:y="1.025cm">
          <draw:text-box>
            <text:p text:style-name="P4"><text:span text:style-name="T1">Continua</text:span></text:p>
          </draw:text-box>
        </draw:frame>
        <draw:frame draw:style-name="gr12" draw:text-style-name="P5" draw:layer="layout" svg:width="7.493cm" svg:height="2.055cm" svg:x="7.055cm" svg:y="13.09cm">
          <draw:text-box>
            <text:p text:style-name="P4"><text:span text:style-name="T1">Discrete-Continua Coupling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Roman 10" svg:font-family="'LM Roman 10'" style:font-pitch="variable"/>
    <style:font-face style:name="LM Roman 7" svg:font-family="'LM Roman 7'" style:font-pitch="variable"/>
    <style:font-face style:name="LM Roman Slanted 12" svg:font-family="'LM Roman Slanted 12'" style:font-pitch="variable"/>
    <style:font-face style:name="LM Roman Slanted 17" svg:font-family="'LM Roman Slanted 17'" style:font-pitch="variable"/>
    <style:font-face style:name="LM Roman Unslanted 10" svg:font-family="'LM Roman Unslanted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15T18:09:55.448509590</meta:creation-date>
    <dc:date>2019-11-27T12:13:03.152236947</dc:date>
    <meta:editing-duration>PT41M9S</meta:editing-duration>
    <meta:editing-cycles>9</meta:editing-cycles>
    <meta:generator>LibreOffice/6.2.6.2$Linux_X86_64 LibreOffice_project/20$Build-2</meta:generator>
    <meta:document-statistic meta:object-count="16"/>
  </office:meta>
</office:document-meta>
</file>